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roman" style:font-pitch="variable"/>
    <style:font-face style:name="Droid Sans Devanagari1" svg:font-family="'Droid Sans Devanagari'" style:font-family-generic="swiss"/>
    <style:font-face style:name="Droid Sans Devanagari2" svg:font-family="'Droid Sans Devanagari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7105" officeooo:paragraph-rsid="001a7105"/>
    </style:style>
    <style:style style:name="P2" style:family="paragraph" style:parent-style-name="Standard">
      <style:paragraph-properties fo:text-align="end" style:justify-single-word="false"/>
      <style:text-properties fo:font-size="10pt" officeooo:rsid="001a7105" officeooo:paragraph-rsid="001a7105" style:font-size-asian="10pt" style:font-size-complex="10pt"/>
    </style:style>
    <style:style style:name="P3" style:family="paragraph" style:parent-style-name="Standard">
      <style:text-properties fo:font-weight="bold" officeooo:rsid="001a7105" officeooo:paragraph-rsid="001a7105" style:font-weight-asian="bold" style:font-weight-complex="bold"/>
    </style:style>
    <style:style style:name="P4" style:family="paragraph" style:parent-style-name="Standard">
      <style:text-properties fo:font-weight="bold" officeooo:rsid="001a7105" officeooo:paragraph-rsid="002307fc" style:font-weight-asian="bold" style:font-weight-complex="bold"/>
    </style:style>
    <style:style style:name="P5" style:family="paragraph" style:parent-style-name="Standard">
      <style:paragraph-properties style:line-height-at-least="0.503cm"/>
      <style:text-properties fo:font-weight="bold" officeooo:rsid="001a7105" style:font-weight-asian="bold" style:font-weight-complex="bold"/>
    </style:style>
    <style:style style:name="P6" style:family="paragraph" style:parent-style-name="Standard">
      <style:text-properties fo:font-weight="normal" officeooo:rsid="001a7105" officeooo:paragraph-rsid="001a7105" style:font-weight-asian="normal" style:font-weight-complex="normal"/>
    </style:style>
    <style:style style:name="P7" style:family="paragraph" style:parent-style-name="Standard">
      <style:text-properties fo:font-weight="normal" officeooo:rsid="001a7105" officeooo:paragraph-rsid="002307fc" style:font-weight-asian="normal" style:font-weight-complex="normal"/>
    </style:style>
    <style:style style:name="P8" style:family="paragraph" style:parent-style-name="Standard">
      <style:text-properties fo:font-weight="normal" officeooo:rsid="00248194" officeooo:paragraph-rsid="00248194" style:font-weight-asian="normal" style:font-weight-complex="normal"/>
    </style:style>
    <style:style style:name="P9" style:family="paragraph" style:parent-style-name="Standard">
      <style:text-properties fo:color="#6a9955" loext:opacity="100%" style:font-name="Droid Sans Mono" fo:font-size="10.5pt" fo:font-weight="normal" officeooo:paragraph-rsid="001a7105" fo:background-color="#1f1f1f"/>
    </style:style>
    <style:style style:name="P10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1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2" style:family="paragraph" style:parent-style-name="Standard">
      <style:paragraph-properties fo:margin-top="0cm" fo:margin-bottom="0.499cm" style:contextual-spacing="false" style:line-height-at-least="0.503cm"/>
    </style:style>
    <style:style style:name="P13" style:family="paragraph" style:parent-style-name="Standard">
      <style:paragraph-properties style:line-height-at-least="0.503cm"/>
    </style:style>
    <style:style style:name="P14" style:family="paragraph" style:parent-style-name="Standard">
      <style:text-properties officeooo:paragraph-rsid="001a7105"/>
    </style:style>
    <style:style style:name="P15" style:family="paragraph" style:parent-style-name="Standard">
      <style:paragraph-properties style:line-height-at-least="0.503cm"/>
    </style:style>
    <style:style style:name="P16" style:family="paragraph" style:parent-style-name="Standard">
      <style:paragraph-properties fo:margin-top="0cm" fo:margin-bottom="0.499cm" style:contextual-spacing="false" style:line-height-at-least="0.503cm"/>
    </style:style>
    <style:style style:name="P17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8" style:family="paragraph" style:parent-style-name="Standard">
      <style:text-properties fo:color="#6a9955" loext:opacity="100%" style:font-name="Droid Sans Mono" fo:font-size="10.5pt" fo:font-weight="normal" officeooo:paragraph-rsid="001a7105" fo:background-color="#1f1f1f"/>
    </style:style>
    <style:style style:name="P19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20" style:family="paragraph" style:parent-style-name="Standard">
      <style:paragraph-properties style:line-height-at-least="0.503cm"/>
      <style:text-properties fo:font-weight="bold" officeooo:rsid="001a7105" style:font-weight-asian="bold" style:font-weight-complex="bold"/>
    </style:style>
    <style:style style:name="T1" style:family="text">
      <style:text-properties fo:color="#9cdcfe" loext:opacity="100%"/>
    </style:style>
    <style:style style:name="T2" style:family="text">
      <style:text-properties fo:color="#d4d4d4" loext:opacity="100%"/>
    </style:style>
    <style:style style:name="T3" style:family="text">
      <style:text-properties fo:color="#4ec9b0" loext:opacity="100%"/>
    </style:style>
    <style:style style:name="T4" style:family="text">
      <style:text-properties fo:color="#dcdcaa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c586c0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569cd6" loext:opacity="100%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248194"/>
    </style:style>
    <style:style style:name="T11" style:family="text">
      <style:text-properties fo:color="#d7ba7d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тудент группы ИС-27 Васильченко Д.А</text:p>
      <text:p text:style-name="P1"/>
      <text:p text:style-name="P1"/>
      <text:p text:style-name="P3">Практическое занятие №<text:span text:style-name="T10">11</text:span></text:p>
      <text:p text:style-name="P6"/>
      <text:p text:style-name="P4">Тема: <text:span text:style-name="T9">закрепить усвоенные знания, понятия, алгоритмы, основные принципы составления</text:span></text:p>
      <text:p text:style-name="P7">программ, приобрести навыки <text:span text:style-name="T10">работы с файлами</text:span> в IDE</text:p>
      <text:p text:style-name="P7">PyCharm Community.</text:p>
      <text:p text:style-name="P6"/>
      <text:p text:style-name="P3">Постановка задачи.</text:p>
      <text:p text:style-name="P3"/>
      <text:p text:style-name="P9"># Средствами языка Python сформировать текстовый файл (.txt), содержащий</text:p>
      <text:p text:style-name="P10"># последовательность из целых положительных и отрицательных чисел. Сформировать</text:p>
      <text:p text:style-name="P10"># новый текстовый файл (.txt) следующего вида, предварительно выполнив требуемую</text:p>
      <text:p text:style-name="P10"># обработку элементов:</text:p>
      <text:p text:style-name="P10"># Исходные данные:</text:p>
      <text:p text:style-name="P10"># Количество элементов:</text:p>
      <text:p text:style-name="P10"># Минимальный элемент:</text:p>
      <text:p text:style-name="P10"># Элементы, умноженные на первый максимальный элемент:</text:p>
      <text:p text:style-name="P9"/>
      <text:p text:style-name="P9"/>
      <text:p text:style-name="P3"/>
      <text:p text:style-name="P3"/>
      <text:p text:style-name="P3">Текст программы:</text:p>
      <text:p text:style-name="P14"/>
      <text:p text:style-name="P11"><text:span text:style-name="T6">import</text:span> <text:span text:style-name="T3">random</text:span></text:p>
      <text:p text:style-name="P12"/>
      <text:p text:style-name="P11"><text:span text:style-name="T6">with</text:span> <text:span text:style-name="T4">open</text:span>(<text:span text:style-name="T5">'Test-input.txt'</text:span>, <text:span text:style-name="T5">'w'</text:span>, <text:span text:style-name="T1">encoding</text:span><text:span text:style-name="T2">=</text:span><text:span text:style-name="T5">'utf-8'</text:span>) <text:span text:style-name="T6">as</text:span> <text:span text:style-name="T1">f</text:span>:</text:p>
      <text:p text:style-name="P11"><text:span text:style-name="T6">for</text:span> <text:span text:style-name="T1">i</text:span> <text:span text:style-name="T6">in</text:span> <text:span text:style-name="T3">range</text:span>(<text:span text:style-name="T3">random</text:span>.<text:span text:style-name="T1">randint</text:span>(<text:span text:style-name="T7">5</text:span>, <text:span text:style-name="T7">10</text:span>)):</text:p>
      <text:p text:style-name="P11"><text:span text:style-name="T1">f</text:span>.<text:span text:style-name="T4">write</text:span>(<text:span text:style-name="T8">f</text:span><text:span text:style-name="T5">'</text:span><text:span text:style-name="T8">{</text:span><text:span text:style-name="T3">random</text:span>.<text:span text:style-name="T1">randint</text:span>(<text:span text:style-name="T2">-</text:span><text:span text:style-name="T7">5</text:span>, <text:span text:style-name="T7">5</text:span>)<text:span text:style-name="T8">}</text:span><text:span text:style-name="T5">, '</text:span>)</text:p>
      <text:p text:style-name="P12"/>
      <text:p text:style-name="P11"><text:span text:style-name="T6">with</text:span> <text:span text:style-name="T4">open</text:span>(<text:span text:style-name="T5">'Test-output.txt'</text:span>, <text:span text:style-name="T5">'w'</text:span>, <text:span text:style-name="T1">encoding</text:span><text:span text:style-name="T2">=</text:span><text:span text:style-name="T5">'utf-8'</text:span>) <text:span text:style-name="T6">as</text:span> <text:span text:style-name="T1">fo</text:span>:</text:p>
      <text:p text:style-name="P11"><text:span text:style-name="T6">with</text:span> <text:span text:style-name="T4">open</text:span>(<text:span text:style-name="T5">'Test-input.txt'</text:span>, <text:span text:style-name="T5">'r'</text:span>, <text:span text:style-name="T1">encoding</text:span><text:span text:style-name="T2">=</text:span><text:span text:style-name="T5">'utf-8'</text:span>) <text:span text:style-name="T6">as</text:span> <text:span text:style-name="T1">fi</text:span>:</text:p>
      <text:p text:style-name="P13"/>
      <text:p text:style-name="P11"><text:span text:style-name="T1">file</text:span> <text:span text:style-name="T2">=</text:span> [<text:span text:style-name="T3">int</text:span>(<text:span text:style-name="T1">i</text:span>) <text:span text:style-name="T6">for</text:span> <text:span text:style-name="T1">i</text:span> <text:span text:style-name="T6">in</text:span> <text:span text:style-name="T1">fi</text:span>.<text:span text:style-name="T4">read</text:span>().<text:span text:style-name="T4">split</text:span>(<text:span text:style-name="T5">', '</text:span>)[:<text:span text:style-name="T2">-</text:span><text:span text:style-name="T7">1</text:span>]]</text:p>
      <text:p text:style-name="P11"><text:span text:style-name="T4">print</text:span>(<text:span text:style-name="T1">file</text:span>)</text:p>
      <text:p text:style-name="P11"><text:span text:style-name="T1">multilst</text:span> <text:span text:style-name="T2">=</text:span> [<text:span text:style-name="T1">i</text:span><text:span text:style-name="T2">*</text:span><text:span text:style-name="T4">max</text:span>(<text:span text:style-name="T1">file</text:span>) <text:span text:style-name="T6">for</text:span> <text:span text:style-name="T1">i</text:span> <text:span text:style-name="T6">in</text:span> <text:span text:style-name="T1">file</text:span>]</text:p>
      <text:p text:style-name="P11"><text:span text:style-name="T1">fo</text:span>.<text:span text:style-name="T4">write</text:span>(<text:span text:style-name="T8">f</text:span><text:span text:style-name="T5">'Исходные данные: </text:span><text:span text:style-name="T8">{</text:span><text:span text:style-name="T1">file</text:span><text:span text:style-name="T8">}</text:span><text:span text:style-name="T11">\n</text:span><text:span text:style-name="T5">'</text:span>)</text:p>
      <text:p text:style-name="P11"><text:span text:style-name="T1">fo</text:span>.<text:span text:style-name="T4">write</text:span>(<text:span text:style-name="T8">f</text:span><text:span text:style-name="T5">'Количество элементов: </text:span><text:span text:style-name="T8">{</text:span><text:span text:style-name="T4">len</text:span>(<text:span text:style-name="T1">file</text:span>)<text:span text:style-name="T8">}</text:span><text:span text:style-name="T11">\n</text:span><text:span text:style-name="T5">'</text:span>)</text:p>
      <text:p text:style-name="P11"><text:span text:style-name="T1">fo</text:span>.<text:span text:style-name="T4">write</text:span>(<text:span text:style-name="T8">f</text:span><text:span text:style-name="T5">'Минимальный элемент: </text:span><text:span text:style-name="T8">{</text:span><text:span text:style-name="T4">min</text:span>(<text:span text:style-name="T1">file</text:span>)<text:span text:style-name="T8">}</text:span><text:span text:style-name="T11">\n</text:span><text:span text:style-name="T5">'</text:span>)</text:p>
      <text:p text:style-name="P11"><text:span text:style-name="T1">fo</text:span>.<text:span text:style-name="T4">write</text:span>(<text:span text:style-name="T8">f</text:span><text:span text:style-name="T5">'Элементы умноженные на первый максимальный элемент: </text:span><text:span text:style-name="T8">{</text:span><text:span text:style-name="T1">multilst</text:span><text:span text:style-name="T8">}</text:span><text:span text:style-name="T11">\n</text:span><text:span text:style-name="T5">'</text:span>)</text:p>
      <text:p text:style-name="P11"><text:span text:style-name="T4">print</text:span>(<text:span text:style-name="T5">'Успешно завершено'</text:span>)</text:p>
      <text:p text:style-name="P11"/>
      <text:p text:style-name="P5"/>
      <text:p text:style-name="P5"/>
      <text:p text:style-name="P5"/>
      <text:p text:style-name="P3"/>
      <text:p text:style-name="P3"><text:soft-page-break/>Протокол работы программы:</text:p>
      <text:p text:style-name="P3"/>
      <text:p text:style-name="P8">Успешно завершено</text:p>
      <text:p text:style-name="P8"/>
      <text:p text:style-name="P3"/>
      <text:p text:style-name="P4">Вывод: <text:span text:style-name="T9">в процессе выполнения практического занятия выработал(а) навыки составления</text:span></text:p>
      <text:p text:style-name="P7">программ в IDE PyCharm Community.</text:p>
      <text:p text:style-name="P7">Выполнены разработка кода, отладка, тестирование, оптимизация программного кода.</text:p>
      <text:p text:style-name="P7">Готовые программные коды выложены на GitHu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roman" style:font-pitch="variable"/>
    <style:font-face style:name="Droid Sans Devanagari1" svg:font-family="'Droid Sans Devanagari'" style:font-family-generic="swiss"/>
    <style:font-face style:name="Droid Sans Devanagari2" svg:font-family="'Droid Sans Devanagari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2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Объект_20_без_20_заливки" style:display-name="Объект без заливки" style:family="paragraph" style:parent-style-name="Standard"/>
    <style:style style:name="Объект_20_без_20_заливки_20_и_20_линий" style:display-name="Объект без заливки и линий" style:family="paragraph" style:parent-style-name="Standard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roid Sans Devanagari" fo:font-family="'Droid Sans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Примечания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8:17:17.557266114</meta:creation-date>
    <dc:date>2024-02-07T09:10:47.984615079</dc:date>
    <meta:editing-duration>PT23M58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2" meta:paragraph-count="35" meta:word-count="173" meta:character-count="1492" meta:non-whitespace-character-count="1354"/>
  </office:meta>
</office:document-meta>
</file>